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fill-color="#bbe33d" draw:textarea-horizontal-align="justify" draw:textarea-vertical-align="middle" draw:auto-grow-height="false" fo:min-height="1.016cm" fo:min-width="1.452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fill-color="#bbe33d" draw:textarea-horizontal-align="justify" draw:textarea-vertical-align="middle" draw:auto-grow-height="false" fo:min-height="1.016cm" fo:min-width="1.453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fill-color="#bbe33d" draw:textarea-horizontal-align="justify" draw:textarea-vertical-align="middle" draw:auto-grow-height="false" fo:min-height="0.692cm" fo:min-width="0.968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ffff" draw:marker-start-width="0.359cm" draw:marker-end-width="0.359cm" draw:fill-color="#861141" draw:textarea-horizontal-align="justify" draw:textarea-vertical-align="middle" draw:auto-grow-height="false" fo:min-height="0.692cm" fo:min-width="0.968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9cm" draw:marker-end-width="0.359cm" draw:fill-color="#bbe33d" draw:textarea-horizontal-align="justify" draw:textarea-vertical-align="middle" draw:auto-grow-height="false" fo:min-height="0.693cm" fo:min-width="0.968cm" fo:padding-top="0.178cm" fo:padding-bottom="0.178cm" fo:padding-left="0.303cm" fo:padding-right="0.303cm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loext:graphic-properties draw:fill-color="#86114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116cm" svg:height="4.115cm" svg:x="11.57cm" svg:y="9.8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117cm" svg:height="4.115cm" svg:x="9.512cm" svg:y="13.9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5cm" svg:height="4.115cm" svg:x="13.629cm" svg:y="13.9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5cm" svg:height="4.115cm" svg:x="5.397cm" svg:y="13.9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5cm" svg:height="4.115cm" svg:x="17.745cm" svg:y="13.9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5cm" svg:height="4.115cm" svg:x="7.455cm" svg:y="9.8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5cm" svg:height="4.115cm" svg:x="15.686cm" svg:y="9.8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117cm" svg:height="4.117cm" svg:x="9.512cm" svg:y="5.7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5cm" svg:height="4.117cm" svg:x="13.629cm" svg:y="5.7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6cm" svg:height="4.115cm" svg:x="11.57cm" svg:y="1.5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6cm" svg:height="4.116cm" svg:x="11.57cm" svg:y="5.70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117cm" svg:height="4.115cm" svg:x="9.512cm" svg:y="9.81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117cm" svg:height="4.115cm" svg:x="13.627cm" svg:y="9.81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6cm" svg:height="4.115cm" svg:x="7.455cm" svg:y="13.93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6cm" svg:height="4.115cm" svg:x="11.57cm" svg:y="13.93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6cm" svg:height="4.115cm" svg:x="15.685cm" svg:y="13.93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3" draw:text-style-name="P1" draw:layer="layout" svg:width="3.146cm" svg:height="3.145cm" svg:x="10.196cm" svg:y="10.03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147cm" svg:height="3.145cm" svg:x="6.69cm" svg:y="14.63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3.146cm" svg:height="3.145cm" svg:x="14.678cm" svg:y="14.51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146cm" svg:height="3.145cm" svg:x="3.544cm" svg:y="14.63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146cm" svg:height="3.146cm" svg:x="21.301cm" svg:y="14.51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146cm" svg:height="3.146cm" svg:x="5.117cm" svg:y="11.48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146cm" svg:height="3.146cm" svg:x="18.79cm" svg:y="10.38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147cm" svg:height="3.147cm" svg:x="11.515cm" svg:y="5.30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146cm" svg:height="3.147cm" svg:x="14.662cm" svg:y="5.30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146cm" svg:height="3.146cm" svg:x="13.089cm" svg:y="2.16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146cm" svg:height="3.146cm" svg:x="13.089cm" svg:y="5.308cm">
          <text:p/>
          <draw:enhanced-geometry svg:viewBox="0 0 21600 21600" draw:mirror-vertical="true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147cm" svg:height="3.146cm" svg:x="8.623cm" svg:y="10.033cm">
          <text:p/>
          <draw:enhanced-geometry svg:viewBox="0 0 21600 21600" draw:mirror-vertical="true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148cm" svg:height="3.146cm" svg:x="11.776cm" svg:y="10.07cm">
          <text:p/>
          <draw:enhanced-geometry svg:viewBox="0 0 21600 21600" draw:mirror-vertical="true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146cm" svg:height="3.146cm" svg:x="5.117cm" svg:y="14.633cm">
          <text:p/>
          <draw:enhanced-geometry svg:viewBox="0 0 21600 21600" draw:mirror-vertical="true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146cm" svg:height="3.146cm" svg:x="10.217cm" svg:y="13.216cm">
          <text:p/>
          <draw:enhanced-geometry svg:viewBox="0 0 21600 21600" draw:mirror-vertical="true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3.146cm" svg:height="3.145cm" svg:x="16.25cm" svg:y="14.514cm">
          <text:p/>
          <draw:enhanced-geometry svg:viewBox="0 0 21600 21600" draw:mirror-vertical="true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5T22:33:38.352483887</meta:creation-date>
    <meta:editing-duration>PT1M42S</meta:editing-duration>
    <meta:editing-cycles>3</meta:editing-cycles>
    <meta:generator>LibreOffice/7.1.6.2.0$Linux_X86_64 LibreOffice_project/10$Build-2</meta:generator>
    <dc:date>2021-10-25T22:44:12.631571380</dc:date>
    <meta:document-statistic meta:object-count="32"/>
  </office:meta>
</office:document-meta>
</file>